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6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2">
          <table:table-cell office:value-type="string">
            <text:p>Index CH1</text:p>
          </table:table-cell>
          <table:table-cell office:value-type="string">
            <text:p>Index CH2</text:p>
          </table:table-cell>
          <table:table-cell office:value-type="string">
            <text:p>Funkce</text:p>
          </table:table-cell>
          <table:table-cell office:value-type="string">
            <text:p>Hodnoty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0 – CH1, 1 – CH2, 2 – CH2+CH1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matematika ?</text:p>
          </table:table-cell>
          <table:table-cell office:value-type="string">
            <text:p><text:s/>2 – o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X citlivost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string">
            <text:p>X pozice kurzor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Y pozice LSB</text:p>
          </table:table-cell>
          <table:table-cell office:value-type="string">
            <text:p>pokud je hodnota z CH1 stejná jako z CH2, pak jsme ještě v obrazovce. Jinak jsme mimo a pak hodnota CH2 obsahuje hodnotu o kolik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Y pozice MSB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string">
            <text:p>inverze signalu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string">
            <text:p>Y rozsah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string">
            <text:p>Y pozice – kurzor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string">
            <text:p>coupling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string">
            <text:p>omezeni sirky pasma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string">
            <text:p>delitel sondy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CH2 ma index + 32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Data</text:p>
          </table:table-cell>
          <table:table-cell office:value-type="string">
            <text:p>516 – 765</text:p>
          </table:table-cell>
          <table:table-cell office:value-type="string">
            <text:p>250 samplu</text:p>
          </table:table-cell>
          <table:table-cell/>
        </table:table-row>
        <table:table-row table:style-name="ro2">
          <table:table-cell/>
          <table:table-cell office:value-type="string">
            <text:p>770 – 1019</text:p>
          </table:table-cell>
          <table:table-cell office:value-type="string">
            <text:p>250 samplu</text:p>
          </table:table-cell>
          <table:table-cell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8">18.09.2010</text:date>, <text:time>10:46:0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8-12-03T19:58:06</meta:creation-date>
    <dc:date>2010-09-18T10:46:08</dc:date>
    <meta:editing-cycles>3</meta:editing-cycles>
    <meta:editing-duration>PT05H46M29S</meta:editing-duration>
    <dc:creator>Tomáš Košan</dc:creator>
    <meta:document-statistic meta:table-count="3" meta:cell-count="86" meta:object-count="0"/>
    <meta:user-defined meta:name="Informace 1"/>
    <meta:user-defined meta:name="Informace 2"/>
    <meta:user-defined meta:name="Informace 3"/>
    <meta:user-defined meta:name="Informace 4"/>
  </office:meta>
</office:document-meta>
</file>